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EE000000D780DAD6C4.png" manifest:media-type="image/png"/>
  <manifest:file-entry manifest:full-path="Pictures/100000000000006F000000CE27D9E147.png" manifest:media-type="image/png"/>
  <manifest:file-entry manifest:full-path="Pictures/10000000000000ED000000D9ABB7148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1.2cm" svg:height="19.8cm" svg:x="1.1cm" svg:y="0.6cm">
          <draw:image xlink:href="Pictures/100000000000006F000000CE27D9E147.png" xlink:type="simple" xlink:show="embed" xlink:actuate="onLoad">
            <text:p/>
          </draw:image>
        </draw:frame>
        <draw:frame draw:style-name="gr1" draw:text-style-name="P1" draw:layer="layout" svg:width="14.2cm" svg:height="10.6cm" svg:x="12.6cm" svg:y="0.1cm">
          <draw:image xlink:href="Pictures/10000000000000EE000000D780DAD6C4.png" xlink:type="simple" xlink:show="embed" xlink:actuate="onLoad">
            <text:p/>
          </draw:image>
        </draw:frame>
        <draw:frame draw:style-name="gr1" draw:text-style-name="P1" draw:layer="layout" svg:width="15cm" svg:height="10.2cm" svg:x="12.6cm" svg:y="10.4cm">
          <draw:image xlink:href="Pictures/10000000000000ED000000D9ABB7148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3-02-09T19:00:39</meta:creation-date>
    <dc:date>2013-02-09T19:18:40</dc:date>
    <dc:creator>Jeff Gomes</dc:creator>
    <meta:editing-duration>PT2M49S</meta:editing-duration>
    <meta:editing-cycles>1</meta:editing-cycles>
    <meta:document-statistic meta:object-count="26"/>
    <meta:generator>LibreOffice/3.5$Linux_X86_64 LibreOffice_project/350m1$Build-2</meta:generator>
  </office:meta>
</office:document-meta>
</file>